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getRound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getColsValuesForValsByRound( int roundNu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nfig.get( String name , String df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get( String name , boolean df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fig.newRoun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nfig.getColsNamesForValsByRou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fig.Config( Reader algRea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nfig.set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.printProp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.propToBooleanArray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fig.propToIntArray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fig.get( String name , double df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fig.getAlgorithm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propToDoubleArray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fig.Config( Properties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.get( String name , int df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